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# introduzione_javascript</text:p>
      <text:p text:style-name="Normale"/>
      <text:p text:style-name="Normale">e un linguaggio interpretato ma le ultime versioni sono pre compilate questo permette di rendere il programma più veloce si puo utilizzare sia per il front-end e il beak-end grazie anche a freamwork come node js<text:s/></text:p>
      <text:p text:style-name="Normale">per capire meglio questo linguaggio si puo usare w3school<text:s/></text:p>
      <text:p text:style-name="Normale">e installato su ogni browser web perche e uno standard quindi tutti sono in grado di leggere javascript<text:s/></text:p>
      <text:p text:style-name="Normale">la lotta tra internet explorer e net scape e dalle ceneri di nescape e nato in seguito firefox grazie alla community open-surce</text:p>
      <text:p text:style-name="Normale">ma purtroppo la standardizzazione non è avvenuta in tutti i browser<text:s/></text:p>
      <text:p text:style-name="Normale">per imparare javascript e consigliabile programmare molto<text:s/></text:p>
      <text:p text:style-name="Normale"/>
      <text:p text:style-name="Normale">javascript era inizzialmente come livescript probabilmente il suo nome e cambiato il java probabilmente per il fanatsimo che c'era per java ma non hanno nulla a che fare l'uno con l'altro</text:p>
      <text:p text:style-name="Normale">la specifica di javascripte e ecma-262</text:p>
      <text:p text:style-name="Normale"/>
      <text:p text:style-name="Normale">java scrpte deve essere integrato neccessariamente con html <text:s/>possiamo usare java script per controllare qualcosa che viene ricevendo in input e facendo delle domande alla server o controllare l'input stesso</text:p>
      <text:p text:style-name="Normale">i vantaggi<text:s/></text:p>
      <text:p text:style-name="Normale"><text:s text:c="4"/>minore interazione con il server</text:p>
      <text:p text:style-name="Normale"><text:s text:c="4"/>feedbeak immediato</text:p>
      <text:p text:style-name="Normale"><text:s text:c="4"/>maggiore reattivita: rendi le grafiche piu carine e reattive</text:p>
      <text:p text:style-name="Normale"><text:s text:c="4"/>interfacce piu ricche</text:p>
      <text:p text:style-name="Normale"/>
      <text:p text:style-name="Normale">limitazioni</text:p>
      <text:p text:style-name="Normale"><text:s text:c="4"/>non consente la scrittura o la lettura di file al interno del file stesso per motivi di sicurezza</text:p>
      <text:p text:style-name="Normale"><text:s text:c="4"/>non puo essere usato per applicazioni di rete</text:p>
      <text:p text:style-name="Normale"/>
      <text:p text:style-name="Normale">la sintassi</text:p>
      <text:p text:style-name="Normale"/>
      <text:p text:style-name="Normale">puo essere implementato in html tramite tag &lt;script&gt; &lt;/script&gt; questo tag accetta due attributi che permettono di inserire il linguaggio ma e possibile specificare il type e il tipo di codice<text:s/></text:p>
      <text:p text:style-name="Normale"/>
      <text:p text:style-name="Normale">in questo linguaggio i punto e virgola puo anche essere evitato se l'istruzzione e su rige diverse</text:p>
      <text:p text:style-name="Normale"/>
      <text:p text:style-name="Normale">dichiarare due variabili: (in questo caso e possibile non inserire i punti e virgole perchè le istruzioni sono su linee diverse)</text:p>
      <text:p text:style-name="Normale"><text:s text:c="4"/>var1 = 10;</text:p>
      <text:p text:style-name="Normale"><text:s text:c="4"/>var2 = 20;</text:p>
      <text:p text:style-name="Normale"/>
      <text:p text:style-name="Normale">i commeni si usano come in c</text:p>
      <text:p text:style-name="Normale"><text:s text:c="4"/>// commento<text:s/></text:p>
      <text:p text:style-name="Normale"><text:s text:c="4"/>*commento</text:p>
      <text:p text:style-name="Normale"/>
      <text:p text:style-name="Normale"><text:s text:c="4"/>// This is a comment. It is similar to comments in C++</text:p>
      <text:p text:style-name="Normale"><text:s text:c="4"/>/*</text:p>
      <text:p text:style-name="Normale"><text:s text:c="4"/>* This is a multi‐line comment in JavaScript</text:p>
      <text:p text:style-name="Normale"><text:s text:c="4"/>* It is very similar to comments in C Programming</text:p>
      <text:p text:style-name="Normale"><text:s text:c="4"/>*/</text:p>
      <text:p text:style-name="Normale"/>
      <text:p text:style-name="Normale">javascript in edge possono essere disabilitati quindi non viene eseguito<text:s/></text:p>
      <text:p text:style-name="Normale"/>
      <text:p text:style-name="Normale">vedi file no script il tag script puo essere inserito dove si voglia non ci sono limiti puo essere nel head nel body o in qualunque altro tag</text:p>
      <text:p text:style-name="Normale"/>
      <text:p text:style-name="Normale">si e deciso di spostare con il tempo di spostare la programmazione in javascript in un file proprio e non più al interno di html si attribuisce con :</text:p>
      <text:p text:style-name="Normale"><text:s text:c="4"/>&lt;script type="test/javascript" src="nomecodice.js"&gt;&lt;/script&gt;</text:p>
      <text:p text:style-name="Normale"/>
      <text:p text:style-name="Normale">javascript e un linguaggio a tipizzazione debole perche una variabile puo essere sia un intero che una stringa in javascript</text:p>
      <text:p text:style-name="Normale"/>
      <text:p text:style-name="Normale">tipi di dato:</text:p>
      <text:p text:style-name="Normale"><text:s text:c="4"/>possono essre numeri non importa che siano interi o deciumali</text:p>
      <text:p text:style-name="Normale"><text:s text:c="4"/>ci sono poi le strighe</text:p>
      <text:p text:style-name="Normale"><text:s text:c="4"/>e i booleani</text:p>
      <text:p text:style-name="Normale"/>
      <text:soft-page-break/>
      <text:p text:style-name="Normale">il prossimo anno vedremo la programmazione a oggetti al interno di javascript</text:p>
      <text:p text:style-name="Normale"/>
      <text:p text:style-name="Normale">gestice i numeri con il metodo IEE 754 a virgola mobile</text:p>
      <text:p text:style-name="Normale"/>
      <text:p text:style-name="Normale">le variabili al interno di javascript:</text:p>
      <text:p text:style-name="Normale"><text:s text:c="4"/>var money; //questo valore puo essere sia un numero che una stringa che puo essere modificabile</text:p>
      <text:p text:style-name="Normale"><text:s text:c="4"/>var nome;</text:p>
      <text:p text:style-name="Normale">puoi anche fare<text:s/></text:p>
      <text:p text:style-name="Normale"><text:s text:c="4"/>var nome, money;</text:p>
      <text:p text:style-name="Normale"/>
      <text:p text:style-name="Normale">assegnazione:<text:s/></text:p>
      <text:p text:style-name="Normale"><text:s text:c="4"/>var money;<text:s/></text:p>
      <text:p text:style-name="Normale"><text:s text:c="4"/>var nome = "ali";</text:p>
      <text:p text:style-name="Normale"><text:s text:c="4"/>money = 2000.50; //il decimale si suddivide con il punto</text:p>
      <text:p text:style-name="Normale"/>
      <text:p text:style-name="Normale">le variabili globali o locali:<text:s/></text:p>
      <text:p text:style-name="Normale"><text:s text:c="4"/>globali: una variablie globale puo essere vista da tutta la pozione di codice</text:p>
      <text:p text:style-name="Normale"><text:s text:c="4"/>locali: viene creata e dichiarata e uasta solo per una piccola poszione di codice</text:p>
      <text:p text:style-name="Normale">esempio:<text:s/></text:p>
      <text:p text:style-name="Normale"><text:s text:c="8"/>&lt;html&gt;</text:p>
      <text:p text:style-name="Normale"><text:s text:c="12"/>&lt;body onload = checkscope();&gt;</text:p>
      <text:p text:style-name="Normale"><text:s text:c="16"/>&lt;script type = "text/javascript"&gt;</text:p>
      <text:p text:style-name="Normale"><text:s text:c="20"/>var myVar = "global"; // Declare a global variable</text:p>
      <text:p text:style-name="Normale"><text:s text:c="20"/>function checkscope( ) {</text:p>
      <text:p text:style-name="Normale"><text:s text:c="24"/>var myVar = "local"; // Declare a local variable</text:p>
      <text:p text:style-name="Normale"><text:s text:c="24"/>document.write(myVar);</text:p>
      <text:p text:style-name="Normale"><text:s text:c="20"/>}</text:p>
      <text:p text:style-name="Normale"><text:s text:c="16"/>&lt;/script&gt;</text:p>
      <text:p text:style-name="Normale"><text:s text:c="12"/>&lt;/body&gt;</text:p>
      <text:p text:style-name="Normale"><text:s text:c="8"/>&lt;/html&gt;</text:p>
      <text:p text:style-name="Normale"/>
      <text:p text:style-name="Normale">NON ASSEGNARE NOMI A VARIABILE COME LE PAROLE CHIAVE RISERVATE A JAVASCRIPT<text:s/></text:p>
      <text:p text:style-name="Normale"/>
      <text:p text:style-name="Normale">parole riservate:</text:p>
      <text:p text:style-name="Normale"><text:s text:c="8"/>abstract, else, instanceof, switch</text:p>
      <text:p text:style-name="Normale"><text:s text:c="8"/>boolean, enum, int, synchronized</text:p>
      <text:p text:style-name="Normale"><text:s text:c="8"/>break, export, interface, this</text:p>
      <text:p text:style-name="Normale"><text:s text:c="8"/>byte, extends, long, throw</text:p>
      <text:p text:style-name="Normale"><text:s text:c="8"/>case, false, native, throws</text:p>
      <text:p text:style-name="Normale"><text:s text:c="8"/>catch, final, new, transient</text:p>
      <text:p text:style-name="Normale"><text:s text:c="8"/>char, finally, null, true</text:p>
      <text:p text:style-name="Normale"><text:s text:c="8"/>class, float, package, try</text:p>
      <text:p text:style-name="Normale"><text:s text:c="8"/>const, for, private, typeof</text:p>
      <text:p text:style-name="Normale"><text:s text:c="8"/>continue, function, protected, var</text:p>
      <text:p text:style-name="Normale"><text:s text:c="8"/>debugger, goto, public, void</text:p>
      <text:p text:style-name="Normale"><text:s text:c="8"/>default, if, return, volatile</text:p>
      <text:p text:style-name="Normale"><text:s text:c="8"/>delete, implements, short, while</text:p>
      <text:p text:style-name="Normale"><text:s text:c="8"/>do, import, static, with,</text:p>
      <text:p text:style-name="Normale"><text:s text:c="8"/>double, in, super</text:p>
      <text:p text:style-name="Normale"/>
      <text:p text:style-name="Normale"/>
      <text:p text:style-name="Normale">non puoi iniziare a dichiarare una variabile iniziando con un numero ma puoi usarli mettendo il trattino basso dava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.andru.3864</meta:initial-creator>
    <dc:creator>e.andru.3864</dc:creator>
    <meta:creation-date>2025-11-05T07:59:00Z</meta:creation-date>
    <dc:date>2025-11-05T08:01:00Z</dc:date>
    <meta:template xlink:href="Normal" xlink:type="simple"/>
    <meta:editing-cycles>2</meta:editing-cycles>
    <meta:editing-duration>PT120S</meta:editing-duration>
    <meta:document-statistic meta:page-count="4" meta:paragraph-count="9" meta:word-count="696" meta:character-count="4659" meta:row-count="33" meta:non-whitespace-character-count="3972"/>
  </office:meta>
</office:document-meta>
</file>